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PAUCAS QUINTANILLA, FLOR</text:p>
            <text:p text:style-name="P5"><text:span text:style-name="T15">Dni</text:span><text:span text:style-name="T14">:10024167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LIM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CRED. GERENCIA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PAUCAS QUINTANILLA, FLOR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10024167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CHICKE BABY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Castañeda</text:p>
          </table:table-cell>
          <table:table-cell table:style-name="Tabla1.B6" office:value-type="string">
            <text:p text:style-name="P12"><text:span text:style-name="T9">TERRESTRE</text:span></text:p>
          </table:table-cell>
          <table:table-cell table:style-name="Tabla1.D4" office:value-type="string">
            <text:p text:style-name="P3">28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45</text:p>
          </table:table-cell>
          <table:table-cell table:style-name="Tableau1.D2" office:value-type="string">
            <text:p text:style-name="P18">45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45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/><text:span text:style-name="T5"> </text:span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AVIGEN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45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>PAGO PROGRAMADO PARA EL JUEVES 30/09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54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8T00:27:49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